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ck operations</text:p>
      <text:p text:style-name="Standard">=============</text:p>
      <text:p text:style-name="Standard">#include&lt;stdio.h&gt;</text:p>
      <text:p text:style-name="Standard">#include&lt;conio.h&gt;</text:p>
      <text:p text:style-name="Standard">typedef struct stack</text:p>
      <text:p text:style-name="Standard">{</text:p>
      <text:p text:style-name="Standard"><text:s text:c="4"/>int data;</text:p>
      <text:p text:style-name="Standard"><text:s text:c="4"/>struct stack *link;</text:p>
      <text:p text:style-name="Standard">}node;</text:p>
      <text:p text:style-name="Standard">node *top,*temp;</text:p>
      <text:p text:style-name="Standard">void insert()</text:p>
      <text:p text:style-name="Standard">{</text:p>
      <text:p text:style-name="Standard"><text:s text:c="4"/>node *ptr;</text:p>
      <text:p text:style-name="Standard"><text:s text:c="4"/>ptr= (node *) malloc (sizeof(node));</text:p>
      <text:p text:style-name="Standard"><text:s text:c="4"/>printf("Enter a value:");</text:p>
      <text:p text:style-name="Standard"><text:s text:c="4"/>scanf("%d",&amp;ptr-&gt;data);</text:p>
      <text:p text:style-name="Standard"><text:s text:c="4"/>ptr-&gt;next=NULL;</text:p>
      <text:p text:style-name="Standard"><text:s text:c="4"/>if(top==NULL)</text:p>
      <text:p text:style-name="Standard"><text:s text:c="4"/>{</text:p>
      <text:p text:style-name="Standard"><text:s text:c="8"/>top=ptr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tr-&gt;next=top;</text:p>
      <text:p text:style-name="Standard"><text:s text:c="8"/>top=ptr;</text:p>
      <text:p text:style-name="Standard"><text:s text:c="4"/>}</text:p>
      <text:p text:style-name="Standard">}</text:p>
      <text:p text:style-name="Standard">void display()</text:p>
      <text:p text:style-name="Standard">{</text:p>
      <text:p text:style-name="Standard"><text:s text:c="4"/>if(top==NULL)</text:p>
      <text:p text:style-name="Standard"><text:s text:c="4"/>{</text:p>
      <text:p text:style-name="Standard"><text:s text:c="8"/>printf("List is empty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temp=top;</text:p>
      <text:p text:style-name="Standard"><text:s text:c="8"/>while(temp!=NULL)</text:p>
      <text:p text:style-name="Standard"><text:s text:c="8"/>{</text:p>
      <text:p text:style-name="Standard"><text:s text:c="12"/>printf("%d",temp-&gt;data);</text:p>
      <text:p text:style-name="Standard"><text:s text:c="12"/>temp=temp-&gt;link;</text:p>
      <text:p text:style-name="Standard"><text:s text:c="8"/>}</text:p>
      <text:p text:style-name="Standard"><text:s text:c="4"/>}</text:p>
      <text:p text:style-name="Standard">}</text:p>
      <text:p text:style-name="Standard">void delet()</text:p>
      <text:p text:style-name="Standard">{</text:p>
      <text:p text:style-name="Standard"/>
      <text:p text:style-name="Standard"><text:s text:c="4"/>if(top==NULL)</text:p>
      <text:p text:style-name="Standard"><text:s text:c="4"/>{</text:p>
      <text:p text:style-name="Standard"><text:s text:c="8"/>printf("List is empty.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oft-page-break/><text:s text:c="5"/>temp=top;</text:p>
      <text:p text:style-name="Standard"><text:s text:c="5"/>printf("%d",top-&gt;data);</text:p>
      <text:p text:style-name="Standard"><text:s text:c="5"/>top=top-&gt;link;</text:p>
      <text:p text:style-name="Standard"><text:s text:c="5"/>top-&gt;link=NULL;</text:p>
      <text:p text:style-name="Standard"><text:s text:c="5"/>free(temp);</text:p>
      <text:p text:style-name="Standard"><text:s text:c="4"/>}</text:p>
      <text:p text:style-name="Standard">}</text:p>
      <text:p text:style-name="Standard">void top_value()</text:p>
      <text:p text:style-name="Standard">{</text:p>
      <text:p text:style-name="Standard"><text:s text:c="4"/>if(top==NULL)</text:p>
      <text:p text:style-name="Standard"><text:s text:c="4"/>{</text:p>
      <text:p text:style-name="Standard"><text:s text:c="8"/>printf("List is empty.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top value= %d",top-&gt;data);</text:p>
      <text:p text:style-name="Standard"><text:s text:c="4"/>}</text:p>
      <text:p text:style-name="Standard">}</text:p>
      <text:p text:style-name="Standard">int main()</text:p>
      <text:p text:style-name="Standard">{</text:p>
      <text:p text:style-name="Standard"><text:s text:c="4"/>int i,n,m;</text:p>
      <text:p text:style-name="Standard"><text:s text:c="4"/>printf("Stack Operations.\n");</text:p>
      <text:p text:style-name="Standard"><text:s text:c="4"/>printf("Enter '1' to insert elements.\n");</text:p>
      <text:p text:style-name="Standard"><text:s text:c="4"/>printf("Enter '2' to display all elements.\n");</text:p>
      <text:p text:style-name="Standard"><text:s text:c="4"/>printf("Enter '3' to display top element.\n");</text:p>
      <text:p text:style-name="Standard"><text:s text:c="4"/>printf("Enter '4' to delet an element.\n")</text:p>
      <text:p text:style-name="Standard"><text:s text:c="4"/>printf("Enter 5 to EXIT.\n");</text:p>
      <text:p text:style-name="Standard"><text:s text:c="4"/>do</text:p>
      <text:p text:style-name="Standard"><text:s text:c="4"/>{</text:p>
      <text:p text:style-name="Standard"><text:s text:c="8"/>printf("Enter your choice:");</text:p>
      <text:p text:style-name="Standard"><text:s text:c="8"/>scanf("%d",&amp;m);</text:p>
      <text:p text:style-name="Standard"><text:s text:c="8"/>switch(m)</text:p>
      <text:p text:style-name="Standard"><text:s text:c="8"/>{</text:p>
      <text:p text:style-name="Standard"><text:s text:c="8"/>case 1 :</text:p>
      <text:p text:style-name="Standard"><text:s text:c="16"/>printf("Enter no.of elements:");</text:p>
      <text:p text:style-name="Standard"><text:s text:c="16"/>scanf("%d",&amp;n);</text:p>
      <text:p text:style-name="Standard"><text:s text:c="16"/>for(i=1;i&lt;=n;i++)</text:p>
      <text:p text:style-name="Standard"><text:s text:c="16"/>{</text:p>
      <text:p text:style-name="Standard"><text:s text:c="20"/>insert();</text:p>
      <text:p text:style-name="Standard"><text:s text:c="16"/>}</text:p>
      <text:p text:style-name="Standard"><text:s text:c="16"/>break;</text:p>
      <text:p text:style-name="Standard"><text:s text:c="8"/>case 2 :</text:p>
      <text:p text:style-name="Standard"><text:s text:c="16"/>display();</text:p>
      <text:p text:style-name="Standard"><text:s text:c="16"/>break;</text:p>
      <text:p text:style-name="Standard"><text:s text:c="8"/>case 3 :</text:p>
      <text:p text:style-name="Standard"><text:s text:c="16"/>top_value();</text:p>
      <text:p text:style-name="Standard"><text:s text:c="16"/>break;</text:p>
      <text:p text:style-name="Standard"><text:s text:c="8"/>case 4 :</text:p>
      <text:p text:style-name="Standard"><text:s text:c="16"/>delet();</text:p>
      <text:p text:style-name="Standard"><text:s text:c="16"/>break;</text:p>
      <text:p text:style-name="Standard"><text:s text:c="8"/>case 5 :</text:p>
      <text:p text:style-name="Standard"><text:s text:c="16"/>printf("Operations completed");</text:p>
      <text:p text:style-name="Standard"><text:soft-page-break/><text:s text:c="16"/>break();</text:p>
      <text:p text:style-name="Standard"><text:s text:c="8"/>}while(m!=5)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jjal tiwary</meta:initial-creator>
    <meta:creation-date>2020-02-19T15:47:39.60</meta:creation-date>
    <meta:document-statistic meta:table-count="0" meta:image-count="0" meta:object-count="0" meta:page-count="3" meta:paragraph-count="108" meta:word-count="175" meta:character-count="1847"/>
    <dc:date>2020-02-19T15:48:23.36</dc:date>
    <dc:creator>sajjal tiwary</dc:creator>
    <meta:editing-duration>PT45S</meta:editing-duration>
    <meta:editing-cycles>1</meta:editing-cycles>
    <meta:generator>OpenOffice/4.1.3$Win32 OpenOffice.org_project/413m1$Build-9783</meta:generator>
  </office:meta>
</office:document-meta>
</file>